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4896" calcext:value-type="float">
            <text:p>127.5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5608" calcext:value-type="float">
            <text:p>127.1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192" calcext:value-type="float">
            <text:p>125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2268" calcext:value-type="float">
            <text:p>128.1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2528" calcext:value-type="float">
            <text:p>125.3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5912" calcext:value-type="float">
            <text:p>125.0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1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4224" calcext:value-type="float">
            <text:p>128.2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06584" calcext:value-type="float">
            <text:p>124.3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16" calcext:value-type="float">
            <text:p>123.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3872" calcext:value-type="float">
            <text:p>127.7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9032" calcext:value-type="float">
            <text:p>127.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6088" calcext:value-type="float">
            <text:p>123.3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24216" calcext:value-type="float">
            <text:p>122.1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96056" calcext:value-type="float">
            <text:p>117.7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2184" calcext:value-type="float">
            <text:p>115.7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0208" calcext:value-type="float">
            <text:p>114.4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9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276" calcext:value-type="float">
            <text:p>113.5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144" calcext:value-type="float">
            <text:p>114.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9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8296" calcext:value-type="float">
            <text:p>112.8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9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868" calcext:value-type="float">
            <text:p>111.3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1336" calcext:value-type="float">
            <text:p>110.5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9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7712" calcext:value-type="float">
            <text:p>108.9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8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3912" calcext:value-type="float">
            <text:p>109.0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0032" calcext:value-type="float">
            <text:p>108.4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8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9808" calcext:value-type="float">
            <text:p>107.4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2048" calcext:value-type="float">
            <text:p>106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0464" calcext:value-type="float">
            <text:p>105.8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603</text:p>
          </table:table-cell>
          <table:table-cell office:value-type="string" calcext:value-type="string">
            <text:p>Bird Ranch Store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74" calcext:value-type="float">
            <text:p>104.9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